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family="paragraph">
      <style:text-properties fo:font-weight="bold" style:font-weight-asian="bold" style:font-weight-complex="bold"/>
    </style:style>
    <style:style style:name="P17" style:parent-style-name="Normal" style:list-style-name="LFO3" style:family="paragraph"/>
    <style:style style:name="P18" style:parent-style-name="Normal" style:list-style-name="LFO3" style:family="paragraph"/>
    <style:style style:name="P19" style:parent-style-name="Normal" style:list-style-name="LFO3" style:family="paragraph"/>
    <style:style style:name="P20" style:parent-style-name="Normal" style:family="paragraph">
      <style:text-properties fo:font-weight="bold" style:font-weight-asian="bold" style:font-weight-complex="bold"/>
    </style:style>
    <style:style style:name="P21" style:parent-style-name="Normal" style:list-style-name="LFO4" style:family="paragraph"/>
    <style:style style:name="P22" style:parent-style-name="Normal" style:list-style-name="LFO4" style:family="paragraph"/>
    <style:style style:name="P23" style:parent-style-name="Normal" style:list-style-name="LFO4" style:family="paragraph"/>
    <style:style style:name="P24" style:parent-style-name="Normal" style:list-style-name="LFO4" style:family="paragraph"/>
    <style:style style:name="P25" style:parent-style-name="Normal" style:list-style-name="LFO4" style:family="paragraph"/>
    <style:style style:name="P26" style:parent-style-name="Normal" style:list-style-name="LFO4" style:family="paragraph"/>
    <style:style style:name="P27" style:parent-style-name="Normal" style:family="paragraph">
      <style:text-properties fo:font-weight="bold" style:font-weight-asian="bold" style:font-weight-complex="bold"/>
    </style:style>
    <style:style style:name="P28" style:parent-style-name="Normal" style:list-style-name="LFO5" style:family="paragraph"/>
    <style:style style:name="P29" style:parent-style-name="Normal" style:list-style-name="LFO5" style:family="paragraph"/>
    <style:style style:name="P30" style:parent-style-name="Normal" style:list-style-name="LFO5" style:family="paragraph"/>
    <style:style style:name="P31" style:parent-style-name="Normal" style:list-style-name="LFO5" style:family="paragraph"/>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Cahier des charges</text:p>
      <text:p text:style-name="P2">Projet : ÉvoluTeam - Application web de gestion d’évolution des équipes</text:p>
      <text:p text:style-name="Normal"><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p>
      <text:p text:style-name="P3">1. Contexte et objectifs</text:p>
      <text:p text:style-name="Normal">L’objectif de l’application ÉvoluTeam est de suivre l’évolution des compétences et performances des membres d’équipes. Chaque utilisateur possède un profil, accumule des points lorsqu’il apprend ou réalise de nouvelles tâches, ce qui permet d’évaluer la progression individuelle et collective, et de créer un classement des équipes.</text:p>
      <text:p text:style-name="Normal"><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p>
      <text:p text:style-name="P4">2. Fonctionnalités principales</text:p>
      <text:p text:style-name="P5">2.1 Gestion des utilisateurs</text:p>
      <text:list text:style-name="LFO1" text:continue-numbering="true">
        <text:list-item>
          <text:p text:style-name="P6">Création, modification, suppression des profils utilisateurs.</text:p>
        </text:list-item>
        <text:list-item>
          <text:p text:style-name="P7">Chaque utilisateur a un profil personnalisé avec :<text:s/></text:p>
          <text:list text:continue-numbering="true">
            <text:list-item>
              <text:p text:style-name="P8">Informations personnelles (nom, prénom, poste…)</text:p>
            </text:list-item>
            <text:list-item>
              <text:p text:style-name="P9">Historique des apprentissages / nouvelles tâches effectuées</text:p>
            </text:list-item>
            <text:list-item>
              <text:p text:style-name="P10">Nombre de points accumulés</text:p>
            </text:list-item>
            <text:list-item>
              <text:p text:style-name="P11">Notes attribuées (évaluations)</text:p>
            </text:list-item>
          </text:list>
        </text:list-item>
      </text:list>
      <text:p text:style-name="P12">2.2 Gestion des équipes</text:p>
      <text:list text:style-name="LFO2" text:continue-numbering="true">
        <text:list-item>
          <text:p text:style-name="P13">Création, modification, suppression des équipes.</text:p>
        </text:list-item>
        <text:list-item>
          <text:p text:style-name="P14">Attribution des utilisateurs à une ou plusieurs équipes.</text:p>
        </text:list-item>
        <text:list-item>
          <text:p text:style-name="P15">Visualisation de toutes les équipes avec leurs membres.</text:p>
        </text:list-item>
      </text:list>
      <text:p text:style-name="P16">2.3 Suivi des évolutions et apprentissages</text:p>
      <text:list text:style-name="LFO3" text:continue-numbering="true">
        <text:list-item>
          <text:p text:style-name="P17">Enregistrement de chaque nouvelle compétence apprise ou tâche réalisée par un utilisateur.</text:p>
        </text:list-item>
        <text:list-item>
          <text:p text:style-name="P18">Attribution automatique de points pour chaque évolution.</text:p>
        </text:list-item>
        <text:list-item>
          <text:p text:style-name="P19">Mise à jour automatique du profil utilisateur.</text:p>
        </text:list-item>
      </text:list>
      <text:p text:style-name="P20">2.4 Dashboard (tableau de bord)</text:p>
      <text:list text:style-name="LFO4" text:continue-numbering="true">
        <text:list-item>
          <text:p text:style-name="P21">Vue globale des équipes et de leurs membres.</text:p>
        </text:list-item>
        <text:list-item>
          <text:p text:style-name="P22">Affichage des progrès et points des membres.</text:p>
        </text:list-item>
        <text:list-item>
          <text:p text:style-name="P23">Visualisation du classement des équipes selon :<text:s/></text:p>
          <text:list text:continue-numbering="true">
            <text:list-item>
              <text:p text:style-name="P24">Total des points cumulés</text:p>
            </text:list-item>
            <text:list-item>
              <text:p text:style-name="P25">Moyenne des notes ou des points par membre</text:p>
            </text:list-item>
            <text:list-item>
              <text:p text:style-name="P26">Évolution dans le temps (facultatif)</text:p>
            </text:list-item>
          </text:list>
        </text:list-item>
      </text:list>
      <text:p text:style-name="P27">2.5 Système de notation et classement</text:p>
      <text:list text:style-name="LFO5" text:continue-numbering="true">
        <text:list-item>
          <text:p text:style-name="P28">Attribution de notes individuelles pour chaque compétence ou tâche.</text:p>
        </text:list-item>
        <text:list-item>
          <text:p text:style-name="P29">Calcul automatique du score global par utilisateur.</text:p>
        </text:list-item>
        <text:list-item>
          <text:p text:style-name="P30">Classement des équipes basé sur la somme des points ou notes.</text:p>
        </text:list-item>
        <text:list-item>
          <text:p text:style-name="P31">Affichage des rangs (ex: équipe 1, équipe 2, etc.)</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nia ECHOUK</meta:initial-creator>
    <dc:creator>Rania ECHOUK</dc:creator>
    <meta:creation-date>2025-07-02T08:50:00Z</meta:creation-date>
    <dc:date>2025-07-02T08:51:00Z</dc:date>
    <meta:template xlink:href="Normal" xlink:type="simple"/>
    <meta:editing-cycles>1</meta:editing-cycles>
    <meta:editing-duration>PT60S</meta:editing-duration>
    <meta:document-statistic meta:page-count="2" meta:paragraph-count="3" meta:word-count="271" meta:character-count="1762" meta:row-count="12" meta:non-whitespace-character-count="1494"/>
  </office:meta>
</office:document-meta>
</file>